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LayoutManager.getPag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LayoutManager.layoutSideRegion( int region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SequenceLayoutManager.finishPageSeque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SequenceLayoutManager.getPS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LayoutManager.getPag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LayoutManager.createPage( int pageNumber , boolean isBla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quenceLayoutManager.PageSequenceLayoutManager( AreaTreeHandler ath , PageSequence p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quenceLayoutManager.finish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equenceLayoutManager.activateLay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